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19.6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handas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40pt" style:font-size-asian="40pt" style:font-size-complex="40pt"/>
    </style:style>
    <style:style style:name="P5" style:family="paragraph">
      <style:paragraph-properties fo:text-align="justify"/>
      <style:text-properties fo:font-size="44pt" style:font-size-asian="44pt" style:font-size-complex="44pt"/>
    </style:style>
    <style:style style:name="T1" style:family="text">
      <style:text-properties style:font-name="Chandas" fo:font-size="96pt" style:font-size-asian="96pt" style:font-size-complex="96pt"/>
    </style:style>
    <style:style style:name="T2" style:family="text">
      <style:text-properties style:font-name="Chandas"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19.6cm" svg:x="1.2cm" svg:y="0.6cm" presentation:class="title" presentation:user-transformed="true">
          <draw:text-box>
            <text:p><text:span text:style-name="T1">Breeze</text:span><text:span text:style-name="T2"><text:line-break/></text:span><text:span text:style-name="T2">-Jonathan José Martiñón Luna</text:span><text:span text:style-name="T2"><text:line-break/></text:span><text:span text:style-name="T2">- José de Jesús Tapia López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¿Qué es Breeze?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Breeze es una biblioteca de Scala para </text:span><text:span text:style-name="T3">procesamiento numérico. Su objetivo es ser genérico, </text:span><text:span text:style-name="T3">limpio y poderoso sin sacrificar (mucha) eficiencia.</text:span></text:p>
              </text:list-item>
              <text:list-item>
                <text:p text:style-name="P3"><text:span text:style-name="T3">La última versión es 1.0, que está construida de forma </text:span><text:span text:style-name="T3">cruzada contra Scala 2.11, 2.12 y 2.13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racterística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En comparación con otros entornos de computación </text:span><text:span text:style-name="T3">numérica, las matri-ces de Breeze tienen por defecto </text:span><text:span text:style-name="T3">el orden principal de la columna, como Matlab, pero la </text:span><text:span text:style-name="T3">indexación se basa en 0, como Nump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racterísticas</text:p>
          </draw:text-box>
        </draw:frame>
        <draw:frame presentation:style-name="pr4" draw:text-style-name="P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Breeze tiene como conceptos cen-trales matrices </text:span><text:span text:style-name="T4">y vectores de co-lumna. Los vectores de fila nor-</text:span><text:span text:style-name="T4">malmente se almacenan como matrices con una </text:span><text:span text:style-name="T4">sola fila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9:55:07.579980965</meta:creation-date>
    <meta:editing-duration>PT4H33M20S</meta:editing-duration>
    <meta:editing-cycles>4</meta:editing-cycles>
    <meta:generator>LibreOffice/6.0.7.3$Linux_X86_64 LibreOffice_project/00m0$Build-3</meta:generator>
    <dc:title>Blueprint Plans</dc:title>
    <dc:date>2019-11-05T05:30:20.137974794</dc:date>
    <meta:document-statistic meta:object-count="47"/>
  </office:meta>
</office:document-meta>
</file>